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color="#800000"/>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 6</text:p>
      <text:p text:style-name="Standard">d = Tiefe des Baumes</text:p>
      <text:p text:style-name="Standard">Knotengrad: 3</text:p>
      <text:p text:style-name="Standard">Gesamtzahl der Verbindungen: d*2^d</text:p>
      <text:p text:style-name="Standard">Netzwerkdurchmesser: 2d</text:p>
      <text:p text:style-name="Standard">Bisektionsbreite: 2^d</text:p>
      <text:p text:style-name="P1">Übung 7</text:p>
      <text:p text:style-name="Standard">Jeder Prozess hat eine lokale Variable <text:span text:style-name="T1">mine</text:span>, die er am Anfang auf 0 setzt und zwei öffentliche Variablen <text:span text:style-name="T1">choosing</text:span>, die mit 0 initialisiert wird und jeder Prozess der den kritischen Abschnitt(CS) betreten möchte diese auf 1 setzt, und <text:span text:style-name="T1">number</text:span>, die vorerst auf 0 gesetzt ist. Nun vergleicht der Prozess, der in den CS möchte seine eigene <text:span text:style-name="T1">mine</text:span>-Variable mit den öffentlichen <text:span text:style-name="T1">number</text:span>-Variablen und setzt <text:span text:style-name="T1">mine</text:span> auf <text:span text:style-name="T1">number</text:span> des Prozesses k wenn <text:span text:style-name="T1">number</text:span>[k] &gt; <text:span text:style-name="T1">mine</text:span> ist ansonsten bleibt <text:span text:style-name="T1">mine</text:span> unberührt. Daraufhin setzt der Prozess die eigene <text:span text:style-name="T1">number</text:span>-Variable auf <text:span text:style-name="T1">mine</text:span>+1, sodass der aktuelle Prozess im Vergleich zu den anderen Prozessen den größten Wert in <text:span text:style-name="T1">number</text:span> hat und setzt seine <text:span text:style-name="T1">choosing</text:span>-Variable auf 0.</text:p>
      <text:p text:style-name="Standard">Die nun folgende For-Schleife ist unterteilt in 2 While-Schleifen. Die erste While-Schleife dient als Barrier, da hier alle Prozesse so lange blockieren bis alle anderen Prozesse das Entry-Protokoll durchlaufen und damit ihre <text:span text:style-name="T1">choosing</text:span>-Variable auf 0 gesetzt haben oder noch gar nicht in den kritischen Abschnitt wollen (das Entry-Protokoll noch gar nicht erreicht haben).</text:p>
      <text:p text:style-name="Standard">Die zweite While-Schleife sorgt dafür, dass immer nur ein Prozess weiterlaufen kann indem eine Reihenfolge festgelegt wird, die auf dem Inhalt der <text:span text:style-name="T1">number</text:span>-Variablen beruht. Da jedem Prozess eine unterschiedliche<text:span text:style-name="T2"> </text:span>Nummer in der <text:span text:style-name="T1">number</text:span>-Variablen zugeteilt wurde(sofern nicht 2 Prozesse gleichzeitig eine Nummer gezogen haben &gt; siehe Fall3), kann nun überprüft werden ob der jeweilige Prozess das Eingangsprotokoll durchlaufen und eine Nummer „gezogen“ hat (<text:span text:style-name="T1">number</text:span>[k] != 0), der jeweilige Prozess der Prozess mit der kleinsten <text:span text:style-name="T1">number</text:span>-Variablen ist oder aber der Prozess die selbe <text:span text:style-name="T1">number</text:span>-Variable hat, aber eine höhere Prozesspriorität hat (k&lt;i).</text:p>
      <text:p text:style-name="Standard">Hat daraufhin der Prozess die Bedingungen erfüllt und darf in den CS, blockieren alle anderen und nachdem er im CS fertig ist verlässt er diesen indem er die <text:span text:style-name="T1">number</text:span>-Variable zurücksetzt (=0).</text:p>
      <text:p text:style-name="Standard"/>
      <text:p text:style-name="P1">Übung8</text:p>
      <text:p text:style-name="P1"><text:span text:style-name="T3">a)</text:span></text:p>
      <text:p text:style-name="P1"><text:span text:style-name="T3">Eine höhere Anzahl an Threads beschleunigt die Programmabarbeitung so lange bis die Kosten für das Erzeugen und Wechseln der Threads teurer ist als die eigentliche Berechnung des Programms, was etwa bei 2-4 Threads der Fall ist.</text:span></text:p>
      <text:p text:style-name="P1"><text:span text:style-name="T3"/></text:p>
      <text:p text:style-name="P1"><text:span text:style-name="T3">b)</text:span></text:p>
      <text:p text:style-name="P1"><text:span text:style-name="T3">Der Unterschied zwischen static und dynamic Scheduling ist kaum auszumachen. Lediglich die unterschiedliche Chunksize lässt sich bis etwa 10 Threads erkennen und sorgt bei der Größe 102 für einen Performance-Anstieg gegenüber der Größe 13.</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Thomas Monninger</meta:initial-creator>
    <meta:creation-date>2009-11-08T16:03:53</meta:creation-date>
    <dc:creator>Thomas Monninger</dc:creator>
    <dc:date>2009-11-10T16:00:02</dc:date>
    <meta:editing-cycles>11</meta:editing-cycles>
    <meta:editing-duration>PT1H29M9S</meta:editing-duration>
    <meta:user-defined meta:name="Info 1"/>
    <meta:user-defined meta:name="Info 2"/>
    <meta:user-defined meta:name="Info 3"/>
    <meta:user-defined meta:name="Info 4"/>
    <meta:document-statistic meta:table-count="0" meta:image-count="0" meta:object-count="0" meta:page-count="1" meta:paragraph-count="16" meta:word-count="397" meta:character-count="2496"/>
  </office:meta>
</office:document-meta>
</file>